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style mathvariant="bold">
            <mrow>
              <mi>r</mi>
            </mrow>
          </mstyle>
          <mi>,</mi>
          <mstyle mathvariant="bold">
            <mrow>
              <mi>p</mi>
            </mrow>
          </mstyle>
        </mrow>
        <mo stretchy="false">)</mo>
      </mrow>
      <mi/>
      <mo stretchy="false">→</mo>
      <mi/>
      <mrow>
        <mo stretchy="true">{</mo>
        <mrow>
          <mtable>
            <mtr>
              <mtd>
                <mrow>
                  <mrow>
                    <mi>F</mi>
                    <mfenced open="(" close=")">
                      <mrow>
                        <mstyle mathvariant="bold">
                          <mrow>
                            <mi>r</mi>
                          </mrow>
                        </mstyle>
                        <mi>,</mi>
                        <mfrac>
                          <mo stretchy="false">ℏ</mo>
                          <mtext>i</mtext>
                        </mfrac>
                        <msub>
                          <mo stretchy="false">∇</mo>
                          <mi>r</mi>
                        </msub>
                      </mrow>
                    </mfenced>
                    <mi/>
                    <mtext> : </mtext>
                    <mi/>
                    <mtext> Ortsdarstellung</mtext>
                  </mrow>
                </mrow>
              </mtd>
            </mtr>
            <mtr>
              <mtd>
                <mrow>
                  <mrow>
                    <mi>F</mi>
                    <mfenced open="(" close=")">
                      <mrow>
                        <mrow>
                          <mo stretchy="false">−</mo>
                          <mrow>
                            <mfrac>
                              <mo stretchy="false">ℏ</mo>
                              <mtext>i</mtext>
                            </mfrac>
                          </mrow>
                        </mrow>
                        <msub>
                          <mo stretchy="false">∇</mo>
                          <mi>p</mi>
                        </msub>
                        <mi>,</mi>
                        <mstyle mathvariant="bold">
                          <mrow>
                            <mi>p</mi>
                          </mrow>
                        </mstyle>
                      </mrow>
                    </mfenced>
                    <mi/>
                    <mtext> : </mtext>
                    <mi/>
                    <mtext> Impulsdarstellung</mtext>
                  </mrow>
                </mrow>
              </mtd>
            </mtr>
          </mtable>
        </mrow>
      </mrow>
    </mrow>
    <annotation encoding="StarMath 5.0">hat F (bold r , bold p) ~ rightarrow ~ left lbrace binom{alignc {F left ( bold r , hbar over "i" nabla _r right ) ` " : " ~ " Ortsdarstellung"}}{alignc {F left ( - { hbar over "i" } nabla _p , bold p right ) ` " : " ~ " Impulsdarstellung"}} 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2:45:23.712000000</meta:creation-date>
    <meta:generator>LibreOffice/4.1.4.2$Windows_x86 LibreOffice_project/0a0440ccc0227ad9829de5f46be37cfb6edcf72</meta:generator>
  </office:meta>
</office:document-meta>
</file>